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Mangal1" svg:font-family="Mangal" style:font-pitch="variable"/>
    <style:font-face style:name="宋体1" svg:font-family="宋体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5.0076in" table:align="center" style:writing-mode="lr-tb"/>
    </style:style>
    <style:style style:name="表格1.A" style:family="table-column">
      <style:table-column-properties style:column-width="0.7688in"/>
    </style:style>
    <style:style style:name="表格1.B" style:family="table-column">
      <style:table-column-properties style:column-width="0.5299in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middle" fo:padding="0.0382in" fo:border="none" style:writing-mode="lr-tb"/>
    </style:style>
    <style:style style:name="表格1.B1" style:family="table-cell" style:data-style-name="N0">
      <style:table-cell-properties style:vertical-align="middle" fo:padding="0in" fo:border="none" style:writing-mode="lr-tb"/>
    </style:style>
    <style:style style:name="表格1.F1" style:family="table-cell">
      <style:table-cell-properties style:vertical-align="middle" fo:padding="0in" fo:border="none" style:writing-mode="lr-tb"/>
    </style:style>
    <style:style style:name="表格1.B2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表格1.E2" style:family="table-cell" style:data-style-name="N0">
      <style:table-cell-properties style:vertical-align="middle" fo:padding="0.0382in" fo:border="0.0007in solid #000000" style:writing-mode="lr-tb"/>
    </style:style>
    <style:style style:name="Table2" style:family="table">
      <style:table-properties style:width="4.9403in" table:align="center" style:writing-mode="lr-tb"/>
    </style:style>
    <style:style style:name="Table2.A" style:family="table-column">
      <style:table-column-properties style:column-width="4.9403in"/>
    </style:style>
    <style:style style:name="Table2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4.95in" table:align="center" style:writing-mode="lr-tb"/>
    </style:style>
    <style:style style:name="Table1.A" style:family="table-column">
      <style:table-column-properties style:column-width="4.95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5.0076in" table:align="center" style:writing-mode="lr-tb"/>
    </style:style>
    <style:style style:name="Table3.A" style:family="table-column">
      <style:table-column-properties style:column-width="0.7688in"/>
    </style:style>
    <style:style style:name="Table3.B" style:family="table-column">
      <style:table-column-properties style:column-width="0.529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382in" fo:border="none" style:writing-mode="lr-tb"/>
    </style:style>
    <style:style style:name="Table3.B1" style:family="table-cell" style:data-style-name="N0">
      <style:table-cell-properties style:vertical-align="middle" fo:padding="0in" fo:border="none" style:writing-mode="lr-tb"/>
    </style:style>
    <style:style style:name="Table3.B2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Table3.I2" style:family="table-cell" style:data-style-name="N0">
      <style:table-cell-properties style:vertical-align="middle" fo:padding="0.0382in" fo:border="0.0007in solid #000000" style:writing-mode="lr-tb"/>
    </style:style>
    <style:style style:name="Table3.B4" style:family="table-cell" style:data-style-name="N0">
      <style:table-cell-properties style:vertical-align="middle" fo:background-color="#ffcc99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3.E4" style:family="table-cell" style:data-style-name="N0">
      <style:table-cell-properties style:vertical-align="middle" fo:background-color="#3deb3d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3.G4" style:family="table-cell" style:data-style-name="N0">
      <style:table-cell-properties style:vertical-align="middle" fo:background-color="#00dcff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3.I4" style:family="table-cell" style:data-style-name="N0">
      <style:table-cell-properties style:vertical-align="middle" fo:background-color="#00dcff" fo:padding="0.0382in" fo:border="0.0007in solid #000000" style:writing-mode="lr-tb">
        <style:background-image/>
      </style:table-cell-properties>
    </style:style>
    <style:style style:name="Table3.B5" style:family="table-cell" style:data-style-name="N0">
      <style:table-cell-properties style:vertical-align="middle" fo:padding="0.0382in" fo:border-left="none" fo:border-right="none" fo:border-top="0.0007in solid #000000" fo:border-bottom="0.0007in solid #000000" style:writing-mode="lr-tb"/>
    </style:style>
    <style:style style:name="Table3.F5" style:family="table-cell" style:data-style-name="N0">
      <style:table-cell-properties style:vertical-align="middle" fo:padding="0.0382in" fo:border="none" style:writing-mode="lr-tb"/>
    </style:style>
    <style:style style:name="Table4" style:family="table">
      <style:table-properties style:width="4.9403in" table:align="center" style:writing-mode="lr-tb"/>
    </style:style>
    <style:style style:name="Table4.A" style:family="table-column">
      <style:table-column-properties style:column-width="4.9403in"/>
    </style:style>
    <style:style style:name="Table4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4.95in" table:align="center" style:writing-mode="lr-tb"/>
    </style:style>
    <style:style style:name="Table5.A" style:family="table-column">
      <style:table-column-properties style:column-width="4.95in"/>
    </style:style>
    <style:style style:name="Table5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4.9403in" table:align="center" style:writing-mode="lr-tb"/>
    </style:style>
    <style:style style:name="Table6.A" style:family="table-column">
      <style:table-column-properties style:column-width="4.9403in"/>
    </style:style>
    <style:style style:name="Table6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language-asian="zh" style:country-asian="CN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language-asian="zh" style:country-asian="CN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language-asian="zh" style:country-asian="CN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18" style:family="paragraph" style:parent-style-name="Standard">
      <style:paragraph-properties fo:text-align="justify" style:justify-single-word="false"/>
      <style:text-properties style:language-asian="zh" style:country-asian="CN"/>
    </style:style>
    <style:style style:name="P19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20" style:family="paragraph" style:parent-style-name="Standard">
      <style:paragraph-properties fo:text-align="start" style:justify-single-word="false"/>
      <style:text-properties fo:color="#0000ff"/>
    </style:style>
    <style:style style:name="P21" style:family="paragraph" style:parent-style-name="Standard">
      <style:paragraph-properties fo:text-align="start" style:justify-single-word="false"/>
      <style:text-properties fo:color="#0000ff" style:language-asian="zh" style:country-asian="CN"/>
    </style:style>
    <style:style style:name="P22" style:family="paragraph" style:parent-style-name="Standard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/>
    </style:style>
    <style:style style:name="P24" style:family="paragraph" style:parent-style-name="Standard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8" style:family="paragraph" style:parent-style-name="Standard">
      <style:paragraph-properties fo:margin-left="0in" fo:margin-right="0in" fo:margin-top="0in" fo:margin-bottom="0.1083in" fo:text-align="start" style:justify-single-word="false" fo:text-indent="0in" style:auto-text-indent="false"/>
      <style:text-properties style:language-asian="zh" style:country-asian="CN"/>
    </style:style>
    <style:style style:name="P2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language-asian="zh" style:country-asian="CN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/>
    </style:style>
    <style:style style:name="P32" style:family="paragraph" style:parent-style-name="Standard">
      <style:paragraph-properties fo:margin-top="0in" fo:margin-bottom="0in" fo:text-align="start" style:justify-single-word="false"/>
      <style:text-properties style:language-asian="zh" style:country-asian="CN"/>
    </style:style>
    <style:style style:name="P33" style:family="paragraph" style:parent-style-name="Standard">
      <style:paragraph-properties fo:margin-top="0in" fo:margin-bottom="0in" fo:text-align="start" style:justify-single-word="false"/>
      <style:text-properties fo:color="#000080" style:language-asian="zh" style:country-asian="CN"/>
    </style:style>
    <style:style style:name="P34" style:family="paragraph" style:parent-style-name="Standard">
      <style:paragraph-properties fo:margin-top="0in" fo:margin-bottom="0in" fo:text-align="start" style:justify-single-word="false"/>
      <style:text-properties fo:background-color="transparent" style:language-asian="zh" style:country-asian="CN"/>
    </style:style>
    <style:style style:name="P35" style:family="paragraph" style:parent-style-name="Standard">
      <style:paragraph-properties fo:margin-top="0in" fo:margin-bottom="0in" fo:text-align="start" style:justify-single-word="false"/>
      <style:text-properties fo:font-weight="bold" fo:background-color="transparent" style:language-asian="zh" style:country-asian="CN" style:font-weight-asian="bold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37" style:family="paragraph" style:parent-style-name="Standard" style:list-style-name="L1">
      <style:paragraph-properties fo:text-align="justify" style:justify-single-word="false"/>
      <style:text-properties style:language-asian="zh" style:country-asian="CN"/>
    </style:style>
    <style:style style:name="P38" style:family="paragraph">
      <style:paragraph-properties style:writing-mode="lr-tb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in" fo:margin-right="0in" fo:margin-top="0in" fo:margin-bottom="0in" style:line-height-at-least="0in" fo:text-indent="0in" style:text-autospace="ideograph-alpha" style:punctuation-wrap="hanging" style:line-break="strict" style:writing-mode="lr-tb"/>
    </style:style>
    <style:style style:name="P41" style:family="paragraph">
      <style:paragraph-properties fo:margin-left="0in" fo:margin-right="0in" fo:margin-top="0in" fo:margin-bottom="0in" style:line-height-at-least="0in" fo:text-align="center" fo:text-indent="0in" style:text-autospace="ideograph-alpha" style:punctuation-wrap="hanging" style:line-break="strict" style:writing-mode="lr-tb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style:paragraph-properties fo:margin-left="0in" fo:margin-right="0in" fo:margin-top="0in" fo:margin-bottom="0in" fo:line-height="100%" fo:text-indent="0in"/>
      <style:text-properties fo:color="#cccccc" style:text-outline="false" style:text-line-through-style="none" style:font-name="Liberation Sans1" fo:font-size="40pt" fo:font-style="normal" fo:text-shadow="none" style:text-underline-style="none" fo:font-weight="normal" style:letter-kerning="true" style:font-name-asian="DejaVu Sans1" style:font-size-asian="40pt" style:font-style-asian="normal" style:font-weight-asian="normal" style:font-name-complex="DejaVu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language-asian="zh" style:country-asian="CN" style:font-size-complex="12pt"/>
    </style:style>
    <style:style style:name="T3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4" style:family="text">
      <style:text-properties style:language-asian="zh" style:country-asian="CN"/>
    </style:style>
    <style:style style:name="T5" style:family="text">
      <style:text-properties fo:font-weight="normal" style:language-asian="zh" style:country-asian="CN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ff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style:font-name="Liberation Sans2" fo:font-size="10pt" fo:language="en" fo:country="US" fo:font-style="normal" fo:text-shadow="none" style:text-underline-style="none" fo:font-weight="normal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/>
    </style:style>
    <style:style style:name="T14" style:family="text">
      <style:text-properties fo:color="#cccccc" style:text-outline="false" style:text-line-through-style="none" style:font-name="Liberation Sans1" fo:font-size="40pt" fo:font-style="normal" fo:text-shadow="none" style:text-underline-style="none" fo:font-weight="normal" style:letter-kerning="true" style:font-name-asian="DejaVu Sans1" style:font-size-asian="40pt" style:font-style-asian="normal" style:font-weight-asian="normal" style:font-name-complex="DejaVu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cccc" style:text-outline="false" style:text-line-through-style="none" style:font-name="Liberation Sans1" fo:font-size="4pt" fo:font-style="normal" fo:text-shadow="none" style:text-underline-style="none" fo:font-weight="normal" style:letter-kerning="true" style:font-name-asian="DejaVu Sans1" style:font-size-asian="4pt" style:font-style-asian="normal" style:font-weight-asian="normal" style:font-name-complex="DejaVu Sans1" style:font-size-complex="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Liberation Sans1" fo:font-size="9pt" fo:font-style="normal" fo:text-shadow="none" style:text-underline-style="none" fo:font-weight="normal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Liberation Sans1" fo:font-size="6pt" fo:font-style="normal" fo:text-shadow="none" style:text-underline-style="none" fo:font-weight="normal" style:letter-kerning="true" style:font-name-asian="DejaVu Sans1" style:font-size-asian="6pt" style:font-style-asian="normal" style:font-weight-asian="normal" style:font-name-complex="DejaVu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6in" fo:margin-right="0.1256in" style:run-through="foreground" style:wrap="parallel" style:number-wrapped-paragraphs="no-limit" style:wrap-contour="true" style:wrap-contour-mode="outsid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99ccff" draw:textarea-horizontal-align="left" draw:textarea-vertical-align="middle" draw:auto-grow-height="false" fo:padding-top="0.0902in" fo:padding-bottom="0.0902in" fo:padding-left="0.1736in" fo:padding-right="0.1736in" fo:wrap-option="no-wrap" style:run-through="foreground"/>
    </style:style>
    <style:style style:name="gr3" style:family="graphic">
      <style:graphic-properties draw:stroke="solid" svg:stroke-width="0.0102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true" fo:padding-top="0.0492in" fo:padding-bottom="0.0492in" fo:padding-left="0.0984in" fo:padding-right="0.0984in" fo:wrap-option="no-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99ccff" draw:textarea-horizontal-align="justify" draw:textarea-vertical-align="middle" draw:auto-grow-height="false" draw:auto-grow-width="true" fo:padding-top="0.0492in" fo:padding-bottom="0.0492in" fo:padding-left="0.0984in" fo:padding-right="0.0984in" fo:wrap-option="no-wrap" style:run-through="foreground"/>
    </style:style>
    <style:style style:name="gr6" style:family="graphic">
      <style:graphic-properties style:run-through="foreground" style:vertical-pos="top" style:vertical-rel="text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hatch" draw:fill-color="#99ccff" draw:fill-gradient-name="Gradient_20_1" draw:fill-hatch-name="Black_20_-45_20_Degrees" draw:fill-hatch-solid="false" fo:min-height="0.0689in" fo:min-width="0.0992in" fo:padding-top="0.0492in" fo:padding-bottom="0.0492in" fo:padding-left="0.0984in" fo:padding-right="0.0984in" draw:shadow="hidden" draw:shadow-offset-x="0.1201in" draw:shadow-offset-y="0.120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hatch" draw:fill-color="#99ccff" draw:fill-gradient-name="Gradient_20_1" draw:fill-hatch-name="Black_20_0_20_Degrees" draw:fill-hatch-solid="false" fo:min-height="0.0382in" fo:min-width="0.0618in" fo:padding-top="0.0492in" fo:padding-bottom="0.0492in" fo:padding-left="0.0984in" fo:padding-right="0.0984in" draw:shadow="hidden" draw:shadow-offset-x="0.1201in" draw:shadow-offset-y="0.120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hatch" draw:fill-color="#99ccff" draw:fill-gradient-name="Gradient_20_1" draw:fill-hatch-name="Black_20_45_20_Degrees" fo:min-height="0.0681in" fo:min-width="0.0902in" fo:padding-top="0.0492in" fo:padding-bottom="0.0492in" fo:padding-left="0.0984in" fo:padding-right="0.0984in" draw:shadow="hidden" draw:shadow-offset-x="0.1201in" draw:shadow-offset-y="0.120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99ccff" draw:fill-gradient-name="Gradient_20_1" draw:fill-hatch-name="Black_20_-45_20_Degrees" draw:fill-hatch-solid="true" draw:textarea-horizontal-align="justify" draw:textarea-vertical-align="middle" draw:auto-grow-height="false" fo:padding-top="0.0492in" fo:padding-bottom="0.0492in" fo:padding-left="0.0984in" fo:padding-right="0.0984in" draw:shadow="hidden" draw:shadow-offset-x="0.1201in" draw:shadow-offset-y="0.120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.0201in" svg:stroke-color="#000000" draw:marker-start="" draw:marker-start-width="0.15in" draw:marker-start-center="false" draw:marker-end="" draw:marker-end-width="0.15in" draw:marker-end-center="false" draw:fill="none" draw:fill-color="#ffffff" draw:textarea-horizontal-align="justify" draw:textarea-vertical-align="middle" draw:auto-grow-height="fals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.0201in" svg:stroke-color="#000000" draw:marker-start="" draw:marker-start-width="0.15in" draw:marker-start-center="false" draw:marker-end="" draw:marker-end-width="0.15in" draw:marker-end-center="false" draw:fill="none" draw:fill-color="#ffff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.0201in" svg:stroke-color="#000000" draw:marker-start="" draw:marker-start-width="0.0299in" draw:marker-start-center="false" draw:marker-end="" draw:marker-end-width="0.0299in" draw:marker-end-center="false" draw:fill="solid" draw:fill-color="#99ccff" draw:textarea-horizontal-align="justify" draw:textarea-vertical-align="middle" draw:auto-grow-height="fals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.0201in" svg:stroke-color="#000000" draw:marker-start="" draw:marker-start-width="0.0299in" draw:marker-start-center="false" draw:marker-end="" draw:marker-end-width="0.0299in" draw:marker-end-center="false" draw:fill="solid" draw:fill-color="#ff0000" draw:textarea-horizontal-align="justify" draw:textarea-vertical-align="middle" draw:auto-grow-height="fals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1" style:family="graphic">
      <style:graphic-properties draw:stroke="dash" draw:stroke-dash="Dashed_20__28_var_29_" svg:stroke-width="0.0201in" svg:stroke-color="#ff0000" draw:marker-start="" draw:marker-start-width="0.0299in" draw:marker-start-center="false" draw:marker-end="" draw:marker-end-width="0.0299in" draw:marker-end-center="false" draw:fill="none" draw:fill-color="#99ccff" draw:textarea-horizontal-align="justify" draw:textarea-vertical-align="middle" draw:auto-grow-height="fals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2665in" fo:min-width="2.936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2.9063in" fo:min-width="0.260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Rounded_20_large_20_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无网格法的搜索方法及程序实现</text:p>
      <text:p text:style-name="P3"/>
      <text:p text:style-name="P4">周吕文</text:p>
      <text:p text:style-name="P4"/>
      <text:p text:style-name="P5">　　Linked-list cells 和data locality两种方法广泛应用于无网格的计算中,如分子动力学,SPH及DPD, 本文将对这两种无网格法的搜索方法及其实现作一定的介绍.　</text:p>
      <text:p text:style-name="P5"/>
      <text:p text:style-name="P9">Linked-list cells方法</text:p>
      <text:p text:style-name="P9"/>
      <text:p text:style-name="P5">　　Linked-list cells方法以不规则存储模式来存取每一个粒子的相关信息.以图一粒子布为例,介绍Linked-list cells获取每一个格子(Cell)中粒子的方法.</text:p>
      <text:p text:style-name="P15"/>
      <text:p text:style-name="P1"><draw:g text:anchor-type="as-char" draw:z-index="0" draw:style-name="gr1"><draw:custom-shape draw:style-name="gr2" draw:text-style-name="P38" svg:width="2.2268in" svg:height="1.7496in" svg:x="0in" svg:y="0.0008in"><text:p/><draw:enhanced-geometry svg:viewBox="0 0 21600 21600" draw:type="rectangle" draw:enhanced-path="M 0 0 L 21600 0 21600 21600 0 21600 0 0 Z N"/></draw:custom-shape><draw:line draw:style-name="gr3" draw:text-style-name="P39" svg:x1="1.1138in" svg:y1="0.0004in" svg:x2="1.1138in" svg:y2="1.7496in"><text:p/></draw:line><draw:line draw:style-name="gr3" draw:text-style-name="P39" svg:x1="0in" svg:y1="0.8693in" svg:x2="2.2264in" svg:y2="0.8693in"><text:p/></draw:line><draw:frame draw:style-name="gr4" draw:text-style-name="P40" svg:width="1.0949in" svg:height="0.2862in" svg:x="0.0256in" svg:y="0.8909in"><draw:text-box><text:p text:style-name="P40"><text:span text:style-name="T12">Cell 1 <text:s text:c="10"/></text:span></text:p></draw:text-box></draw:frame><draw:custom-shape draw:style-name="gr5" draw:text-style-name="P41" svg:width="0.1988in" svg:height="0.1988in" svg:x="1.3445in" svg:y="0.328in"><text:p text:style-name="P41"><text:span text:style-name="T1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0" svg:width="0.6362in" svg:height="0.2862in" svg:x="0.0181in" svg:y="0.0244in"><draw:text-box><text:p text:style-name="P40"><text:span text:style-name="T12">Cell 2</text:span></text:p></draw:text-box></draw:frame><draw:frame draw:style-name="gr4" draw:text-style-name="P40" svg:width="0.678in" svg:height="0.2862in" svg:x="1.1272in" svg:y="0.0252in"><draw:text-box><text:p text:style-name="P40"><text:span text:style-name="T12">Cell 4 </text:span></text:p></draw:text-box></draw:frame><draw:frame draw:style-name="gr4" draw:text-style-name="P40" svg:width="0.678in" svg:height="0.2862in" svg:x="1.1272in" svg:y="0.8909in"><draw:text-box><text:p text:style-name="P40"><text:span text:style-name="T12">Cell 3 </text:span></text:p></draw:text-box></draw:frame><draw:custom-shape draw:style-name="gr5" draw:text-style-name="P41" svg:width="0.1988in" svg:height="0.1988in" svg:x="1.8165in" svg:y="0.3673in"><text:p text:style-name="P41"><text:span text:style-name="T13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8in" svg:height="0.1988in" svg:x="1.502in" svg:y="0.6035in"><text:p text:style-name="P41"><text:span text:style-name="T1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8in" svg:height="0.1988in" svg:x="1.3047in" svg:y="1.2335in"><text:p text:style-name="P41"><text:span text:style-name="T1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8in" svg:height="0.1988in" svg:x="0.6756in" svg:y="1.1547in"><text:p text:style-name="P41"><text:span text:style-name="T13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in" svg:height="0.1988in" svg:x="1.6598in" svg:y="1.3909in"><text:p text:style-name="P41"><text:span text:style-name="T13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8in" svg:height="0.1988in" svg:x="0.3992in" svg:y="1.3909in"><text:p text:style-name="P41"><text:span text:style-name="T13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1" svg:width="0.1988in" svg:height="0.1988in" svg:x="0.1638in" svg:y="1.2335in"><text:p text:style-name="P41"><text:span text:style-name="T1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/>
      <text:p text:style-name="P1">图１. 各粒子所在网格分布示意图</text:p>
      <text:p text:style-name="P1"/>
      <text:p text:style-name="P18"><text:span text:style-name="T1">　　</text:span>该方法用Head和Link两种一维数组来<text:span text:style-name="T1">存储网格和粒子的信息，图2是对应图1的Head和Link数组. Head 中第i个元素为第i个格子(Cell i)中的最大编号粒子的编号，如比第3个格子(Cell 3)中,最大编号的粒子为7, 因些Head中的第3个元素为7. Link中第i个元素表示与i号粒子在同一格子中且比i号粒子编号稍小的一个粒子的编号, 比如Link中第4个元素是2，表示的是与4号粒子在同一格子中且编号比4号稍少的粒子是2号粒子。</text:span></text:p>
      <text:p text:style-name="P16"/>
      <table:table table:name="表格1" table:style-name="表格1">
        <table:table-column table:style-name="表格1.A"/>
        <table:table-column table:style-name="表格1.B" table:number-columns-repeated="8"/>
        <table:table-row table:style-name="表格1.1">
          <table:table-cell table:style-name="表格1.A1" office:value-type="string">
            <text:p text:style-name="P2"/>
          </table:table-cell>
          <table:table-cell table:style-name="表格1.B1" office:value-type="float" office:value="1">
            <text:p text:style-name="P1">1</text:p>
          </table:table-cell>
          <table:table-cell table:style-name="表格1.B1" office:value-type="float" office:value="2">
            <text:p text:style-name="P1">2</text:p>
          </table:table-cell>
          <table:table-cell table:style-name="表格1.B1" office:value-type="float" office:value="3">
            <text:p text:style-name="P1">3</text:p>
          </table:table-cell>
          <table:table-cell table:style-name="表格1.B1" office:value-type="float" office:value="4">
            <text:p text:style-name="P1">4</text:p>
          </table:table-cell>
          <table:table-cell table:style-name="表格1.F1" office:value-type="string">
            <text:p text:style-name="P1"/>
          </table:table-cell>
          <table:table-cell table:style-name="表格1.F1" office:value-type="string">
            <text:p text:style-name="P1"/>
          </table:table-cell>
          <table:table-cell table:style-name="表格1.F1" office:value-type="string">
            <text:p text:style-name="P1"/>
          </table:table-cell>
          <table:table-cell table:style-name="表格1.F1" office:value-type="string"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2">Head</text:p>
          </table:table-cell>
          <table:table-cell table:style-name="表格1.B2" office:value-type="float" office:value="8">
            <text:p text:style-name="P1">8</text:p>
          </table:table-cell>
          <table:table-cell table:style-name="表格1.B2" office:value-type="float" office:value="0">
            <text:p text:style-name="P1">0</text:p>
          </table:table-cell>
          <table:table-cell table:style-name="表格1.B2" office:value-type="float" office:value="6">
            <text:p text:style-name="P1">6</text:p>
          </table:table-cell>
          <table:table-cell table:style-name="表格1.E2" office:value-type="float" office:value="7">
            <text:p text:style-name="P1">7</text:p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Standard"/>
          </table:table-cell>
          <table:table-cell table:style-name="表格1.B1" office:value-type="float" office:value="1">
            <text:p text:style-name="P1">1</text:p>
          </table:table-cell>
          <table:table-cell table:style-name="表格1.B1" office:value-type="float" office:value="2">
            <text:p text:style-name="P1">2</text:p>
          </table:table-cell>
          <table:table-cell table:style-name="表格1.B1" office:value-type="float" office:value="3">
            <text:p text:style-name="P1">3</text:p>
          </table:table-cell>
          <table:table-cell table:style-name="表格1.B1" office:value-type="float" office:value="4">
            <text:p text:style-name="P1">4</text:p>
          </table:table-cell>
          <table:table-cell table:style-name="表格1.B1" office:value-type="float" office:value="5">
            <text:p text:style-name="P1">5</text:p>
          </table:table-cell>
          <table:table-cell table:style-name="表格1.B1" office:value-type="float" office:value="6">
            <text:p text:style-name="P1">6</text:p>
          </table:table-cell>
          <table:table-cell table:style-name="表格1.B1" office:value-type="float" office:value="7">
            <text:p text:style-name="P1">7</text:p>
          </table:table-cell>
          <table:table-cell table:style-name="表格1.B1" office:value-type="float" office:value="8">
            <text:p text:style-name="P1">8</text:p>
          </table:table-cell>
        </table:table-row>
        <table:table-row table:style-name="表格1.1">
          <table:table-cell table:style-name="表格1.A1" office:value-type="string">
            <text:p text:style-name="P1">Link</text:p>
          </table:table-cell>
          <table:table-cell table:style-name="表格1.B2" office:value-type="float" office:value="0">
            <text:p text:style-name="P1">0</text:p>
          </table:table-cell>
          <table:table-cell table:style-name="表格1.B2" office:value-type="float" office:value="0">
            <text:p text:style-name="P1">0</text:p>
          </table:table-cell>
          <table:table-cell table:style-name="表格1.B2" office:value-type="float" office:value="1">
            <text:p text:style-name="P1">1</text:p>
          </table:table-cell>
          <table:table-cell table:style-name="表格1.B2" office:value-type="float" office:value="2">
            <text:p text:style-name="P1">2</text:p>
          </table:table-cell>
          <table:table-cell table:style-name="表格1.B2" office:value-type="float" office:value="0">
            <text:p text:style-name="P1">0</text:p>
          </table:table-cell>
          <table:table-cell table:style-name="表格1.B2" office:value-type="float" office:value="5">
            <text:p text:style-name="P1">5</text:p>
          </table:table-cell>
          <table:table-cell table:style-name="表格1.B2" office:value-type="float" office:value="3">
            <text:p text:style-name="P1">3</text:p>
          </table:table-cell>
          <table:table-cell table:style-name="表格1.E2" office:value-type="float" office:value="4">
            <text:p text:style-name="P1">4</text:p>
          </table:table-cell>
        </table:table-row>
      </table:table>
      <text:p text:style-name="P17"/>
      <text:p text:style-name="P17">图2. <text:s/>Head 和Link数组</text:p>
      <text:p text:style-name="P18"><text:span text:style-name="T1">　　</text:span>这样，我们就可以通过Head和Link这两个数组来访问某个格子中所有的粒子编号了，比如我们要访问第4个格子中的所有粒子,则具体过程如下:</text:p>
      <text:list xml:id="list613995448" text:style-name="L1">
        <text:list-item>
          <text:p text:style-name="P37">先由Head(4) = 7找到第4个格子中最大号粒子即7号粒子</text:p>
        </text:list-item>
        <text:list-item>
          <text:p text:style-name="P37">再由Link(7) <text:s/>= 3找到第4个格子中次大号粒子即3号粒子</text:p>
        </text:list-item>
        <text:list-item>
          <text:p text:style-name="P37">再由Link(3) <text:s/>= 1找到第4个格子中次大号粒子即1号粒子</text:p>
        </text:list-item>
        <text:list-item>
          <text:p text:style-name="P37">再由Link(1) <text:s/>= 0判断第4个格子中没有其它可搜索的粒子</text:p>
        </text:list-item>
      </text:list>
      <text:p text:style-name="P18"/>
      <text:p text:style-name="P6">　　即访问顺序如下:</text:p>
      <text:p text:style-name="P17"><draw:frame draw:style-name="fr1" draw:name="Object1" text:anchor-type="as-char" svg:width="1.5189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9"><text:soft-page-break/><text:s text:c="8"/></text:p>
      <text:p text:style-name="P10">Linked-list cells方法的实现</text:p>
      <text:p text:style-name="P10"/>
      <text:p text:style-name="P16"><text:span text:style-name="T4">　　要</text:span><text:span text:style-name="T5">应用</text:span><text:span text:style-name="T3">Linked-list cells方法,首先得根据粒子和网格的信息</text:span><text:span text:style-name="T5">生</text:span><text:span text:style-name="T4">成相应的Head和Link数组. 图3是生成Link和Head数组的伪代码.</text:span>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Algorithm 1: <text:s/>Generate Head and Link arrays</text:p>
          </table:table-cell>
        </table:table-row>
        <table:table-row>
          <table:table-cell table:style-name="Table2.A2" office:value-type="string">
            <text:p text:style-name="P19">Initialize Link and Head</text:p>
            <text:p text:style-name="P19">Do for all particles i form 1 to n</text:p>
            <text:p text:style-name="P28"><text:s text:c="5"/>Icell = The number of cell which contain <text:s/>particle i</text:p>
            <text:p text:style-name="P21"><text:s text:c="5"/>! Link to the previous occupant (or EMPTY if you're the 1st) </text:p>
            <text:p text:style-name="P28"><text:s text:c="5"/>Link(i) = Head(Icell)</text:p>
            <text:p text:style-name="P20"><text:span text:style-name="T4"><text:s text:c="2"/></text:span><text:span text:style-name="T5"><text:s text:c="3"/></text:span><text:span text:style-name="T3">! The last one goes to the header </text:span></text:p>
            <text:p text:style-name="P19"><text:s text:c="5"/>Head(Icell) = i</text:p>
            <text:p text:style-name="P19">End do</text:p>
          </table:table-cell>
        </table:table-row>
      </table:table>
      <text:p text:style-name="P8"/>
      <text:p text:style-name="P8">图3. 生成Link和Head数组的伪代码</text:p>
      <text:p text:style-name="P7"/>
      <text:p text:style-name="P7">　　由Algorithm 1生成Link和Head数组后,就可以很方便的访问某个格子中的所有粒子,实现的访问伪代码如下: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>Algorithm 2: <text:s/>Access All Particle in One Cell</text:p>
          </table:table-cell>
        </table:table-row>
        <table:table-row>
          <table:table-cell table:style-name="Table1.A2" office:value-type="string">
            <text:p text:style-name="P19">i = Head(Number of one cell)</text:p>
            <text:p text:style-name="P19">Do while I not equal 0</text:p>
            <text:p text:style-name="P19"><text:s text:c="6"/>Access the i-th particle</text:p>
            <text:p text:style-name="P19"><text:s text:c="6"/>i = Link(i)</text:p>
            <text:p text:style-name="P19">End do</text:p>
          </table:table-cell>
        </table:table-row>
      </table:table>
      <text:p text:style-name="P17"/>
      <text:p text:style-name="P17">图4. <text:span text:style-name="T1">访问某一格子中粒子的伪代码</text:span></text:p>
      <text:p text:style-name="P8"/>
      <text:p text:style-name="P6"/>
      <text:p text:style-name="P10">Data locality 方法</text:p>
      <text:p text:style-name="P10"/>
      <text:p text:style-name="P13">　　Data locality 是一种按照常规的顺序存储各格子中的粒子信息. 如图5,　该方法首先需要将所用粒子的序号OldList按照所在格子分好类, 新的序列为NewList. 再用CellEnd数组存放每个格子中所用粒子在NewList中的位置, NewList中的元素从CellEnd(i)+1到CellEnd(i+1)表示第i个格子中的所用粒子.　比如CellEnd(3)+1=4,CellEnd(3+1)=5, 表示NewList中第4到第5个元素表示第3个格子中的粒子序号.<text:span text:style-name="T7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</text:p>
      <table:table table:name="Table3" table:style-name="Table3">
        <table:table-column table:style-name="Table3.A"/>
        <table:table-column table:style-name="Table3.B" table:number-columns-repeated="8"/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float" office:value="1">
            <text:p text:style-name="P1">1</text:p>
          </table:table-cell>
          <table:table-cell table:style-name="Table3.B1" office:value-type="float" office:value="2">
            <text:p text:style-name="P1">2</text:p>
          </table:table-cell>
          <table:table-cell table:style-name="Table3.B1" office:value-type="float" office:value="3">
            <text:p text:style-name="P1">3</text:p>
          </table:table-cell>
          <table:table-cell table:style-name="Table3.B1" office:value-type="float" office:value="4">
            <text:p text:style-name="P1">4</text:p>
          </table:table-cell>
          <table:table-cell table:style-name="Table3.B1" office:value-type="float" office:value="5">
            <text:p text:style-name="P1">5</text:p>
          </table:table-cell>
          <table:table-cell table:style-name="Table3.B1" office:value-type="float" office:value="6">
            <text:p text:style-name="P1">6</text:p>
          </table:table-cell>
          <table:table-cell table:style-name="Table3.B1" office:value-type="float" office:value="7">
            <text:p text:style-name="P1">7</text:p>
          </table:table-cell>
          <table:table-cell table:style-name="Table3.B1" office:value-type="float" office:value="8">
            <text:p text:style-name="P1">8</text:p>
          </table:table-cell>
        </table:table-row>
        <table:table-row table:style-name="Table3.1">
          <table:table-cell table:style-name="Table3.A1" office:value-type="string">
            <text:p text:style-name="P2">OldList</text:p>
          </table:table-cell>
          <table:table-cell table:style-name="Table3.B2" office:value-type="float" office:value="1">
            <text:p text:style-name="P1">1</text:p>
          </table:table-cell>
          <table:table-cell table:style-name="Table3.B2" office:value-type="float" office:value="2">
            <text:p text:style-name="P1">2</text:p>
          </table:table-cell>
          <table:table-cell table:style-name="Table3.B2" office:value-type="float" office:value="3">
            <text:p text:style-name="P1">3</text:p>
          </table:table-cell>
          <table:table-cell table:style-name="Table3.B2" office:value-type="float" office:value="4">
            <text:p text:style-name="P1">4</text:p>
          </table:table-cell>
          <table:table-cell table:style-name="Table3.B2" office:value-type="float" office:value="5">
            <text:p text:style-name="P1">5</text:p>
          </table:table-cell>
          <table:table-cell table:style-name="Table3.B2" office:value-type="float" office:value="6">
            <text:p text:style-name="P1">6</text:p>
          </table:table-cell>
          <table:table-cell table:style-name="Table3.B2" office:value-type="float" office:value="7">
            <text:p text:style-name="P1">7</text:p>
          </table:table-cell>
          <table:table-cell table:style-name="Table3.I2" office:value-type="float" office:value="8">
            <text:p text:style-name="P1">8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B1" office:value-type="float" office:value="1">
            <text:p text:style-name="P1">1</text:p>
          </table:table-cell>
          <table:table-cell table:style-name="Table3.B1" office:value-type="float" office:value="2">
            <text:p text:style-name="P1">2</text:p>
          </table:table-cell>
          <table:table-cell table:style-name="Table3.B1" office:value-type="float" office:value="3">
            <text:p text:style-name="P1">3</text:p>
          </table:table-cell>
          <table:table-cell table:style-name="Table3.B1" office:value-type="float" office:value="4">
            <text:p text:style-name="P1">4</text:p>
          </table:table-cell>
          <table:table-cell table:style-name="Table3.B1" office:value-type="float" office:value="5">
            <text:p text:style-name="P1">5</text:p>
          </table:table-cell>
          <table:table-cell table:style-name="Table3.B1" office:value-type="float" office:value="6">
            <text:p text:style-name="P1">6</text:p>
          </table:table-cell>
          <table:table-cell table:style-name="Table3.B1" office:value-type="float" office:value="7">
            <text:p text:style-name="P1">7</text:p>
          </table:table-cell>
          <table:table-cell table:style-name="Table3.B1" office:value-type="float" office:value="8">
            <text:p text:style-name="P1">8</text:p>
          </table:table-cell>
        </table:table-row>
        <table:table-row table:style-name="Table3.1">
          <table:table-cell table:style-name="Table3.A1" office:value-type="string">
            <text:p text:style-name="P1">NewList</text:p>
          </table:table-cell>
          <table:table-cell table:style-name="Table3.B4" office:value-type="float" office:value="2">
            <text:p text:style-name="P1">2</text:p>
          </table:table-cell>
          <table:table-cell table:style-name="Table3.B4" office:value-type="float" office:value="4">
            <text:p text:style-name="P1">4</text:p>
          </table:table-cell>
          <table:table-cell table:style-name="Table3.B4" office:value-type="float" office:value="8">
            <text:p text:style-name="P1">8</text:p>
          </table:table-cell>
          <table:table-cell table:style-name="Table3.E4" office:value-type="float" office:value="5">
            <text:p text:style-name="P1">5</text:p>
          </table:table-cell>
          <table:table-cell table:style-name="Table3.E4" office:value-type="float" office:value="6">
            <text:p text:style-name="P1">6</text:p>
          </table:table-cell>
          <table:table-cell table:style-name="Table3.G4" office:value-type="float" office:value="1">
            <text:p text:style-name="P1">1</text:p>
          </table:table-cell>
          <table:table-cell table:style-name="Table3.G4" office:value-type="float" office:value="3">
            <text:p text:style-name="P1">3</text:p>
          </table:table-cell>
          <table:table-cell table:style-name="Table3.I4" office:value-type="float" office:value="7">
            <text:p text:style-name="P1">7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5" office:value-type="float" office:value="1">
            <text:p text:style-name="P1">1</text:p>
          </table:table-cell>
          <table:table-cell table:style-name="Table3.B5" office:value-type="float" office:value="2">
            <text:p text:style-name="P1">2</text:p>
          </table:table-cell>
          <table:table-cell table:style-name="Table3.B5" office:value-type="float" office:value="3">
            <text:p text:style-name="P1">3</text:p>
          </table:table-cell>
          <table:table-cell table:style-name="Table3.B5" office:value-type="float" office:value="4">
            <text:p text:style-name="P1">4</text:p>
          </table:table-cell>
          <table:table-cell table:style-name="Table3.F5" office:value-type="float" office:value="5">
            <text:p text:style-name="P1">5</text:p>
          </table:table-cell>
          <table:table-cell table:style-name="Table3.F5">
            <text:p text:style-name="P1"/>
          </table:table-cell>
          <table:table-cell table:style-name="Table3.F5">
            <text:p text:style-name="P1"/>
          </table:table-cell>
          <table:table-cell table:style-name="Table3.F5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CellEnd</text:p>
          </table:table-cell>
          <table:table-cell table:style-name="Table3.B2" office:value-type="float" office:value="0">
            <text:p text:style-name="P1">0</text:p>
          </table:table-cell>
          <table:table-cell table:style-name="Table3.B2" office:value-type="float" office:value="3">
            <text:p text:style-name="P1">3</text:p>
          </table:table-cell>
          <table:table-cell table:style-name="Table3.B2" office:value-type="float" office:value="3">
            <text:p text:style-name="P1">3</text:p>
          </table:table-cell>
          <table:table-cell table:style-name="Table3.B2" office:value-type="float" office:value="5">
            <text:p text:style-name="P1">5</text:p>
          </table:table-cell>
          <table:table-cell table:style-name="Table3.I2" office:value-type="float" office:value="8">
            <text:p text:style-name="P1">8</text:p>
          </table:table-cell>
          <table:table-cell table:style-name="Table3.F5">
            <text:p text:style-name="P1"/>
          </table:table-cell>
          <table:table-cell table:style-name="Table3.F5">
            <text:p text:style-name="P1"/>
          </table:table-cell>
          <table:table-cell table:style-name="Table3.F5">
            <text:p text:style-name="P1"/>
          </table:table-cell>
        </table:table-row>
      </table:table>
      <text:p text:style-name="P17"/>
      <text:p text:style-name="P17">图5. <text:s/>NewList和CellEnd一维数组</text:p>
      <text:p text:style-name="P10">Data locality 方法的实现</text:p>
      <text:p text:style-name="P19"/>
      <text:p text:style-name="P16"><text:span text:style-name="T4">　　要</text:span><text:span text:style-name="T5">应用Data locality</text:span><text:span text:style-name="T3">方法,首先得根据原粒子列表OldList和所在网格的信息</text:span><text:span text:style-name="T5">生</text:span><text:span text:style-name="T4">成相应的</text:span><text:span text:style-name="T2">NewList </text:span><text:span text:style-name="T4">和CellEnd 数组. 图3是生成</text:span><text:span text:style-name="T2">NewList </text:span><text:span text:style-name="T4">和CellEnd数组的伪代码.</text:span></text:p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Algorithm 3: <text:s/>Generate <text:span text:style-name="T2">NewList </text:span>and CellEnd arrays</text:p>
          </table:table-cell>
        </table:table-row>
        <table:table-row>
          <table:table-cell table:style-name="Table4.A2" office:value-type="string">
            <text:p text:style-name="P32">Initialize <text:span text:style-name="T1">NewList,</text:span> <text:s/>CellEnd and Temp</text:p>
            <text:p text:style-name="P32"/>
            <text:p text:style-name="P33">! Generate CellEnd array</text:p>
            <text:p text:style-name="P32">Do for all particles i form 1 to n</text:p>
            <text:p text:style-name="P29"><text:s text:c="5"/>Icell = The number of cell which contain <text:s/>particle i</text:p>
            <text:p text:style-name="P30"><text:s text:c="4"/><text:span text:style-name="T8"><text:s/>CellEnd(Icell+1:end) = CellEnd(Icell+1:end) +1</text:span></text:p>
            <text:p text:style-name="P32">End do</text:p>
            <text:p text:style-name="P32"/>
            <text:p text:style-name="P33">! Generate NewList array</text:p>
            <text:p text:style-name="P32">Temp = CellEnd </text:p>
            <text:p text:style-name="P32">Do for all particles i from n to 1</text:p>
            <text:p text:style-name="P29"><text:s text:c="5"/>Icell = The number of cell which contain <text:s/>particle i</text:p>
            <text:p text:style-name="P30"><text:s text:c="4"/><text:span text:style-name="T8"><text:s/>NewList( Temp(Icell+1) ) = I</text:span></text:p>
            <text:p text:style-name="P31"><text:s text:c="5"/>Temp(Icell+1) = Temp(Icell+1) <text:s/>- 1</text:p>
            <text:p text:style-name="P32">End do</text:p>
          </table:table-cell>
        </table:table-row>
      </table:table>
      <text:p text:style-name="P8"/>
      <text:p text:style-name="P8">图6. 生成NewList和CellEnd数组的伪代码</text:p>
      <text:p text:style-name="P7"/>
      <text:p text:style-name="P7"/>
      <text:p text:style-name="P7">　　由Algorithm 1生成Link和Head数组后,就可以很方便的访问某个格子中的所有粒子,实现的访问伪代码如下: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6">Algorithm 4: <text:s/>Access All Particle in One Cell</text:p>
          </table:table-cell>
        </table:table-row>
        <table:table-row>
          <table:table-cell table:style-name="Table5.A2" office:value-type="string">
            <text:p text:style-name="P19">Do for i form CellEnd(c)+1 to CellEnd(c+1)</text:p>
            <text:p text:style-name="P19"><text:s text:c="6"/>access particle NewList(i)</text:p>
            <text:p text:style-name="P19">End do</text:p>
          </table:table-cell>
        </table:table-row>
      </table:table>
      <text:p text:style-name="P12"/>
      <text:p text:style-name="P12">图7. 访问某一格子中粒子的伪代码</text:p>
      <text:p text:style-name="P12"/>
      <text:p text:style-name="P10"><text:soft-page-break/>半邻居网格搜索</text:p>
      <text:p text:style-name="P10"/>
      <text:p text:style-name="P10">　<text:span text:style-name="T6">　首先我们将粒子所在区域划上网格,如图8. 并对网格进行编号,网格的索引有两种,一种是用行列来表示,如红色粒子所在网格为02行02列,也可用06号网格来引用.</text:span></text:p>
      <text:p text:style-name="P10"/>
      <text:p text:style-name="P11"><draw:g text:anchor-type="as-char" draw:z-index="4" draw:style-name="gr15"><draw:g draw:style-name="gr7"><draw:frame draw:style-name="gr16" draw:text-style-name="P45" svg:width="3.0949in" svg:height="2.6413in" svg:x="0.9583in" svg:y="0.9953in"><draw:text-box><text:p text:style-name="P44"><text:span text:style-name="T14">01 05 09 13</text:span></text:p><text:p text:style-name="P44"><text:span text:style-name="T14">02 06 10 14</text:span></text:p><text:p text:style-name="P44"><text:span text:style-name="T14">03 07 1</text:span><text:span text:style-name="T15"> </text:span><text:span text:style-name="T14">1 15</text:span></text:p><text:p text:style-name="P44"><text:span text:style-name="T14">04 08 12 16</text:span></text:p></draw:text-box></draw:frame><draw:g draw:style-name="gr7"><draw:g draw:style-name="gr7"><draw:g draw:style-name="gr7"><draw:g draw:style-name="gr7"><draw:custom-shape draw:style-name="gr17" draw:text-style-name="P42" svg:width="3.1343in" svg:height="2.6524in" svg:x="0.9819in" svg:y="0.9339in"><text:p/><draw:enhanced-geometry svg:viewBox="0 0 21600 21600" draw:type="rectangle" draw:enhanced-path="M 0 0 L 21600 0 21600 21600 0 21600 0 0 Z N"/></draw:custom-shape><draw:line draw:style-name="gr18" draw:text-style-name="P42" svg:x1="0.9819in" svg:y1="2.2665in" svg:x2="4.1161in" svg:y2="2.2665in"><text:p/></draw:line><draw:line draw:style-name="gr18" draw:text-style-name="P42" svg:x1="2.5555in" svg:y1="0.939in" svg:x2="2.5555in" svg:y2="3.5909in"><text:p/></draw:line><draw:line draw:style-name="gr18" draw:text-style-name="P42" svg:x1="0.9819in" svg:y1="2.9118in" svg:x2="4.1161in" svg:y2="2.9118in"><text:p/></draw:line><draw:line draw:style-name="gr18" draw:text-style-name="P42" svg:x1="0.9819in" svg:y1="1.6209in" svg:x2="4.1161in" svg:y2="1.6209in"><text:p/></draw:line><draw:line draw:style-name="gr18" draw:text-style-name="P42" svg:x1="3.3307in" svg:y1="0.9402in" svg:x2="3.3307in" svg:y2="3.5921in"><text:p/></draw:line><draw:line draw:style-name="gr18" draw:text-style-name="P42" svg:x1="1.7583in" svg:y1="0.9402in" svg:x2="1.7583in" svg:y2="3.5921in"><text:p/></draw:line></draw:g></draw:g><draw:custom-shape draw:style-name="gr19" draw:text-style-name="P42" svg:width="0.0776in" svg:height="0.0776in" svg:x="1.2626in" svg:y="1.8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1.4528in" svg:y="1.89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2.3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1.9465in" svg:y="1.89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42" svg:width="0.0776in" svg:height="0.0776in" svg:x="2.3646in" svg:y="1.89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2.4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8957in" svg:y="1.89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0862in" svg:y="1.89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866in" svg:y="2.3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428in" svg:y="1.89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8457in" svg:y="2.3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2.3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2626in" svg:y="1.8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28in" svg:y="2.01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2.3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2882in" svg:y="2.0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8in" svg:height="0.078in" svg:x="2.402in" svg:y="2.5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8in" svg:x="2.289in" svg:y="2.27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8in" svg:height="0.0776in" svg:x="2.7437in" svg:y="1.89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102in" svg:y="2.7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866in" svg:y="2.3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428in" svg:y="1.89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998in" svg:y="1.89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2.3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2626in" svg:y="2.7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28in" svg:y="2.69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3.30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9465in" svg:y="2.7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2.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3.3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8957in" svg:y="2.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102in" svg:y="3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0102in" svg:y="3.3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428in" svg:y="2.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7319in" svg:y="2.73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3.3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2252in" svg:y="2.50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1492in" svg:y="3.151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3.30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9465in" svg:y="2.429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2.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3.3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7063in" svg:y="2.468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8in" svg:x="3.1626in" svg:y="2.6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0102in" svg:y="3.3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428in" svg:y="2.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7319in" svg:y="2.73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3.3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2626in" svg:y="1.21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28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1.6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9465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1.6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8957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0862in" svg:y="1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866in" svg:y="1.6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428in" svg:y="1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1in" svg:y="1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1.6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2626in" svg:y="1.21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28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1.4535in" svg:y="1.6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1.9465in" svg:y="0.9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2.3264in" svg:y="1.29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1366in" svg:y="1.6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2.8957in" svg:y="1.2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862in" svg:y="1.0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0866in" svg:y="1.6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68in" svg:x="3.428in" svg:y="1.2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7701in" svg:y="1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0776in" svg:height="0.0776in" svg:x="3.6189in" svg:y="1.6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2" svg:width="0.965in" svg:height="0.965in" svg:x="1.9098in" svg:y="1.4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43" svg:width="3.2642in" svg:height="0.3913in" svg:x="0.9665in" svg:y="0.572in"><draw:text-box><text:p text:style-name="P44"><text:span text:style-name="T16"><text:s text:c="3"/></text:span><text:span text:style-name="T16">01 <text:s text:c="6"/>02 <text:s text:c="7"/>03 <text:s text:c="6"/>04 <text:s text:c="2"/></text:span></text:p></draw:text-box></draw:frame><draw:frame draw:style-name="gr23" draw:text-style-name="P43" svg:width="0.4748in" svg:height="3.2248in" svg:x="0.5398in" svg:y="0.6925in"><draw:text-box><text:p text:style-name="P44"><text:span text:style-name="T16"/></text:p><text:p text:style-name="P44"><text:span text:style-name="T17"/></text:p><text:p text:style-name="P44"><text:span text:style-name="T16">01</text:span></text:p><text:p text:style-name="P44"><text:span text:style-name="T18"/></text:p><text:p text:style-name="P44"><text:span text:style-name="T18"/></text:p><text:p text:style-name="P44"><text:span text:style-name="T16">02</text:span></text:p><text:p text:style-name="P44"><text:span text:style-name="T16"/></text:p><text:p text:style-name="P44"><text:span text:style-name="T19"/></text:p><text:p text:style-name="P44"><text:span text:style-name="T16">03</text:span></text:p><text:p text:style-name="P44"><text:span text:style-name="T16"/></text:p><text:p text:style-name="P44"><text:span text:style-name="T20"/></text:p><text:p text:style-name="P44"><text:span text:style-name="T16">04</text:span></text:p><text:p text:style-name="P44"><text:span text:style-name="T16"/></text:p></draw:text-box></draw:frame></draw:g></draw:g></draw:g><draw:line draw:style-name="gr24" draw:text-style-name="P42" svg:x1="0.3681in" svg:y1="0.2362in" svg:x2="0.3681in" svg:y2="3.7362in"><text:p/></draw:line><draw:line draw:style-name="gr24" draw:text-style-name="P42" svg:x1="0.1181in" svg:y1="0.4469in" svg:x2="4.3681in" svg:y2="0.4469in"><text:p/></draw:line><draw:frame draw:style-name="gr16" draw:text-style-name="P43" svg:width="0.324in" svg:height="0.3913in" svg:x="0in" svg:y="3.2984in"><draw:text-box><text:p text:style-name="P44"><text:span text:style-name="T16">x</text:span></text:p></draw:text-box></draw:frame><draw:frame draw:style-name="gr16" draw:text-style-name="P43" svg:width="0.324in" svg:height="0.3913in" svg:x="4.011in" svg:y="0in"><draw:text-box><text:p text:style-name="P44"><text:span text:style-name="T16">y</text:span></text:p></draw:text-box></draw:frame></draw:g></text:p>
      <text:p text:style-name="P12">图8. 二维空间网格划分示意图</text:p>
      <text:p text:style-name="P14"/>
      <text:p text:style-name="P14">　　我们假设有<draw:frame draw:style-name="fr1" draw:name="Object10" text:anchor-type="as-char" svg:width="0.1654in" svg:height="0.183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个粒子,第<draw:frame draw:style-name="fr1" draw:name="Object9" text:anchor-type="as-char" svg:width="0.1256in" svg:height="0.1839in" draw:z-index="12"><draw:object xlink:href="./Object 9" xlink:type="simple" xlink:show="embed" xlink:actuate="onLoad"/><draw:image xlink:href="./ObjectReplacements/Object 9" xlink:type="simple" xlink:show="embed" xlink:actuate="onLoad"/></draw:frame>个粒子空间坐标为<draw:frame draw:style-name="fr1" draw:name="Object11" text:anchor-type="as-char" svg:width="0.7701in" svg:height="0.2091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 将所有粒子的坐标存放在以下数组中:</text:p>
      <text:p text:style-name="P12"><draw:frame draw:style-name="fr1" draw:name="Object2" text:anchor-type="as-char" svg:width="1.2366in" svg:height="0.9543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3">　　设空间的大小为<draw:frame draw:style-name="fr1" draw:name="Object3" text:anchor-type="as-char" svg:width="1.0563in" svg:height="0.2091in" draw:z-index="5"><draw:object xlink:href="./Object 3" xlink:type="simple" xlink:show="embed" xlink:actuate="onLoad"/><draw:image xlink:href="./ObjectReplacements/Object 3" xlink:type="simple" xlink:show="embed" xlink:actuate="onLoad"/></draw:frame>; 将空间分成<draw:frame draw:style-name="fr1" draw:name="Object4" text:anchor-type="as-char" svg:width="0.7339in" svg:height="0.2091in" draw:z-index="6"><draw:object xlink:href="./Object 4" xlink:type="simple" xlink:show="embed" xlink:actuate="onLoad"/><draw:image xlink:href="./ObjectReplacements/Object 4" xlink:type="simple" xlink:show="embed" xlink:actuate="onLoad"/></draw:frame>个网格,记<draw:frame draw:style-name="fr1" draw:name="Object5" text:anchor-type="as-char" svg:width="1.1161in" svg:height="0.2091in" draw:z-index="7"><draw:object xlink:href="./Object 5" xlink:type="simple" xlink:show="embed" xlink:actuate="onLoad"/><draw:image xlink:href="./ObjectReplacements/Object 5" xlink:type="simple" xlink:show="embed" xlink:actuate="onLoad"/></draw:frame>, 则第i个粒子所在的网格<draw:frame draw:style-name="fr1" draw:name="Object6" text:anchor-type="as-char" svg:width="2.3598in" svg:height="0.2091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为</text:p>
      <text:p text:style-name="P12"><draw:frame draw:style-name="fr1" draw:name="Object7" text:anchor-type="as-char" svg:width="1.7453in" svg:height="0.4425in" draw:z-index="9"><draw:object xlink:href="./Object 7" xlink:type="simple" xlink:show="embed" xlink:actuate="onLoad"/><draw:image xlink:href="./ObjectReplacements/Object 7" xlink:type="simple" xlink:show="embed" xlink:actuate="onLoad"/></draw:frame>,<draw:frame draw:style-name="fr1" draw:name="Object8" text:anchor-type="as-char" svg:width="1.7638in" svg:height="0.4429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">　　其中<draw:frame draw:style-name="fr1" draw:name="Object12" text:anchor-type="as-char" svg:width="0.3071in" svg:height="0.1898in" draw:z-index="14"><draw:object xlink:href="./Object 12" xlink:type="simple" xlink:show="embed" xlink:actuate="onLoad"/><draw:image xlink:href="./ObjectReplacements/Object 12" xlink:type="simple" xlink:show="embed" xlink:actuate="onLoad"/></draw:frame>表示取小于等于<draw:frame draw:style-name="fr1" draw:name="Object13" text:anchor-type="as-char" svg:width="0.1638in" svg:height="0.1839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的最大整数,　转化为单个索引</text:p>
      <text:p text:style-name="P12"><draw:frame draw:style-name="fr1" draw:name="Object14" text:anchor-type="as-char" svg:width="5.1717in" svg:height="0.4654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3">　　至此,我们可以由每个粒子的坐标位置得到该粒子所在的网格.</text:p>
      <text:p text:style-name="P13"/>
      <text:p text:style-name="P10">　　<text:span text:style-name="T6">由于力的作用是相互的,两个相互作用的粒子间的力是同时的,这使得我们只需要搜索每一个粒子周围一半格子中粒子,并计算相互作用力.　图8是这种搜索一半网格的示意图,左图为二维情况,只搜索周围8个邻居中的4个及自身,即图中有色的5个格子;　右图为三维情况,　只搜索周维26个邻居中的13个及自身,即图中画出的格子.</text:span></text:p>
      <text:p text:style-name="P11"><text:soft-page-break/><draw:g text:anchor-type="as-char" draw:z-index="2" draw:style-name="gr6"><draw:g draw:style-name="gr7"><draw:g draw:style-name="gr7"><draw:line draw:style-name="gr8" draw:text-style-name="P42" svg:x1="2.4496in" svg:y1="0.6323in" svg:x2="2.4496in" svg:y2="1.7161in"><text:p/></draw:line><draw:line draw:style-name="gr8" draw:text-style-name="P42" svg:x1="2.4496in" svg:y1="0.6323in" svg:x2="3.4386in" svg:y2="0.1378in"><text:p/></draw:line><draw:line draw:style-name="gr8" draw:text-style-name="P42" svg:x1="2.1748in" svg:y1="0.4949in" svg:x2="2.4496in" svg:y2="0.6327in"><text:p/></draw:line><draw:line draw:style-name="gr8" draw:text-style-name="P42" svg:x1="2.1748in" svg:y1="0.8524in" svg:x2="2.4496in" svg:y2="0.9902in"><text:p/></draw:line><draw:line draw:style-name="gr8" draw:text-style-name="P42" svg:x1="2.1748in" svg:y1="1.2154in" svg:x2="2.4496in" svg:y2="1.3531in"><text:p/></draw:line><draw:line draw:style-name="gr8" draw:text-style-name="P42" svg:x1="2.1748in" svg:y1="1.5783in" svg:x2="2.4496in" svg:y2="1.7161in"><text:p/></draw:line><draw:line draw:style-name="gr8" draw:text-style-name="P42" svg:x1="2.1748in" svg:y1="0.4953in" svg:x2="2.1748in" svg:y2="1.5791in"><text:p/></draw:line><draw:line draw:style-name="gr8" draw:text-style-name="P42" svg:x1="2.7795in" svg:y1="0.4677in" svg:x2="2.7795in" svg:y2="1.5516in"><text:p/></draw:line><draw:line draw:style-name="gr8" draw:text-style-name="P42" svg:x1="2.8343in" svg:y1="0.1665in" svg:x2="3.3803in" svg:y2="0.4402in"><text:p/></draw:line><draw:line draw:style-name="gr8" draw:text-style-name="P42" svg:x1="3.3791in" svg:y1="0.4378in" svg:x2="3.3791in" svg:y2="1.5217in"><text:p/></draw:line><draw:line draw:style-name="gr8" draw:text-style-name="P42" svg:x1="3.7094in" svg:y1="0.2728in" svg:x2="3.7094in" svg:y2="1.3567in"><text:p/></draw:line><draw:line draw:style-name="gr8" draw:text-style-name="P42" svg:x1="2.1748in" svg:y1="0.4949in" svg:x2="3.1638in" svg:y2="0.0004in"><text:p/></draw:line><draw:line draw:style-name="gr8" draw:text-style-name="P42" svg:x1="2.5051in" svg:y1="0.3303in" svg:x2="3.0512in" svg:y2="0.6039in"><text:p/></draw:line><draw:line draw:style-name="gr8" draw:text-style-name="P42" svg:x1="3.1622in" svg:y1="0in" svg:x2="3.7083in" svg:y2="0.2736in"><text:p/></draw:line><draw:line draw:style-name="gr8" draw:text-style-name="P42" svg:x1="3.048in" svg:y1="0.6039in" svg:x2="3.7106in" svg:y2="0.2724in"><text:p/></draw:line><draw:line draw:style-name="gr8" draw:text-style-name="P42" svg:x1="3.0484in" svg:y1="0.602in" svg:x2="3.0484in" svg:y2="1.326in"><text:p/></draw:line><draw:line draw:style-name="gr8" draw:text-style-name="P42" svg:x1="2.4496in" svg:y1="0.6323in" svg:x2="3.4386in" svg:y2="0.1378in"><text:p/></draw:line><draw:line draw:style-name="gr8" draw:text-style-name="P42" svg:x1="3.0484in" svg:y1="1.3264in" svg:x2="3.711in" svg:y2="0.9949in"><text:p/></draw:line><draw:line draw:style-name="gr8" draw:text-style-name="P42" svg:x1="3.3776in" svg:y1="1.5224in" svg:x2="3.7126in" svg:y2="1.352in"><text:p/></draw:line><draw:line draw:style-name="gr8" draw:text-style-name="P42" svg:x1="3.0472in" svg:y1="0.9665in" svg:x2="3.7098in" svg:y2="0.635in"><text:p/></draw:line><draw:line draw:style-name="gr8" draw:text-style-name="P42" svg:x1="2.7764in" svg:y1="0.8287in" svg:x2="3.0512in" svg:y2="0.9665in"><text:p/></draw:line><draw:line draw:style-name="gr8" draw:text-style-name="P42" svg:x1="2.7768in" svg:y1="1.189in" svg:x2="3.0516in" svg:y2="1.3268in"><text:p/></draw:line><draw:line draw:style-name="gr8" draw:text-style-name="P42" svg:x1="2.4488in" svg:y1="1.7165in" svg:x2="3.1114in" svg:y2="1.385in"><text:p/></draw:line><draw:line draw:style-name="gr8" draw:text-style-name="P42" svg:x1="3.1059in" svg:y1="1.3843in" svg:x2="3.3807in" svg:y2="1.522in"><text:p/></draw:line><draw:line draw:style-name="gr8" draw:text-style-name="P42" svg:x1="3.1079in" svg:y1="1.2976in" svg:x2="3.1079in" svg:y2="1.3843in"><text:p/></draw:line><draw:line draw:style-name="gr8" draw:text-style-name="P42" svg:x1="2.4465in" svg:y1="0.9902in" svg:x2="2.7795in" svg:y2="0.8287in"><text:p/></draw:line><draw:line draw:style-name="gr8" draw:text-style-name="P42" svg:x1="2.4465in" svg:y1="1.3516in" svg:x2="2.7795in" svg:y2="1.1902in"><text:p/></draw:line><draw:custom-shape draw:style-name="gr9" draw:text-style-name="P43" svg:width="0.4622in" svg:height="0.2606in" draw:transform="skewX (0.0745255590601438) rotate (1.5707963267946) translate (2.78055555555556in 0.933984033245844in)"><text:p/><draw:enhanced-geometry svg:viewBox="0 0 21600 21600" draw:mirror-vertical="true" draw:mirror-horizontal="true" draw:glue-points="?f6 0 10800 ?f8 ?f11 10800 ?f9 21600 10800 ?f10 ?f5 10800" draw:text-areas="?f3 ?f3 ?f4 ?f4" draw:type="parallelogram" draw:modifiers="5086.689419795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0" draw:text-style-name="P43" svg:width="0.5161in" svg:height="0.2732in" draw:transform="skewX (0.0787143492649294) rotate (2.72986948304381) translate (3.25347222222222in 0.675349956255468in)"><text:p/><draw:enhanced-geometry svg:viewBox="0 0 21600 21600" draw:mirror-vertical="true" draw:mirror-horizontal="true" draw:glue-points="?f6 0 10800 ?f8 ?f11 10800 ?f9 21600 10800 ?f10 ?f5 10800" draw:text-areas="?f3 ?f3 ?f4 ?f4" draw:type="parallelogram" draw:modifiers="8741.2140575079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draw:g><draw:custom-shape draw:style-name="gr11" draw:text-style-name="P43" svg:width="0.574in" svg:height="0.3323in" draw:transform="skewX (0.200189265203712) rotate (1.5707963267946) translate (3.04513888888889in 1.02217847769029in)"><text:p/><draw:enhanced-geometry svg:viewBox="0 0 21600 21600" draw:mirror-vertical="true" draw:mirror-horizontal="false" draw:glue-points="?f6 0 10800 ?f8 ?f11 10800 ?f9 21600 10800 ?f10 ?f5 10800" draw:text-areas="?f3 ?f3 ?f4 ?f4" draw:type="parallelogram" draw:modifiers="8720.2702702702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draw:g><draw:g draw:style-name="gr7"><draw:g draw:style-name="gr7"><draw:custom-shape draw:style-name="gr12" draw:text-style-name="P42" svg:width="0.5004in" svg:height="0.5004in" svg:x="0in" svg:y="0.222in"><text:p/><draw:enhanced-geometry svg:viewBox="0 0 21600 21600" draw:type="rectangle" draw:enhanced-path="M 0 0 L 21600 0 21600 21600 0 21600 0 0 Z N"/></draw:custom-shape><draw:custom-shape draw:style-name="gr12" draw:text-style-name="P42" svg:width="0.5004in" svg:height="0.5004in" svg:x="0.498in" svg:y="0.222in"><text:p/><draw:enhanced-geometry svg:viewBox="0 0 21600 21600" draw:type="rectangle" draw:enhanced-path="M 0 0 L 21600 0 21600 21600 0 21600 0 0 Z N"/></draw:custom-shape><draw:custom-shape draw:style-name="gr12" draw:text-style-name="P42" svg:width="0.5004in" svg:height="0.5004in" svg:x="0.9984in" svg:y="0.222in"><text:p/><draw:enhanced-geometry svg:viewBox="0 0 21600 21600" draw:type="rectangle" draw:enhanced-path="M 0 0 L 21600 0 21600 21600 0 21600 0 0 Z N"/></draw:custom-shape></draw:g><draw:custom-shape draw:style-name="gr12" draw:text-style-name="P42" svg:width="0.5004in" svg:height="0.5004in" svg:x="0.0008in" svg:y="0.722in"><text:p/><draw:enhanced-geometry svg:viewBox="0 0 21600 21600" draw:type="rectangle" draw:enhanced-path="M 0 0 L 21600 0 21600 21600 0 21600 0 0 Z N"/></draw:custom-shape><draw:custom-shape draw:style-name="gr13" draw:text-style-name="P42" svg:width="0.5004in" svg:height="0.5004in" svg:x="0.4984in" svg:y="0.722in"><text:p/><draw:enhanced-geometry svg:viewBox="0 0 21600 21600" draw:type="rectangle" draw:enhanced-path="M 0 0 L 21600 0 21600 21600 0 21600 0 0 Z N"/></draw:custom-shape><draw:g draw:style-name="gr7"><draw:custom-shape draw:style-name="gr14" draw:text-style-name="P42" svg:width="0.5004in" svg:height="0.5004in" svg:x="0.9992in" svg:y="0.722in"><text:p/><draw:enhanced-geometry svg:viewBox="0 0 21600 21600" draw:type="rectangle" draw:enhanced-path="M 0 0 L 21600 0 21600 21600 0 21600 0 0 Z N"/></draw:custom-shape><draw:custom-shape draw:style-name="gr14" draw:text-style-name="P42" svg:width="0.5004in" svg:height="0.5004in" svg:x="0.0008in" svg:y="1.2217in"><text:p/><draw:enhanced-geometry svg:viewBox="0 0 21600 21600" draw:type="rectangle" draw:enhanced-path="M 0 0 L 21600 0 21600 21600 0 21600 0 0 Z N"/></draw:custom-shape><draw:custom-shape draw:style-name="gr14" draw:text-style-name="P42" svg:width="0.5004in" svg:height="0.5004in" svg:x="0.4984in" svg:y="1.2217in"><text:p/><draw:enhanced-geometry svg:viewBox="0 0 21600 21600" draw:type="rectangle" draw:enhanced-path="M 0 0 L 21600 0 21600 21600 0 21600 0 0 Z N"/></draw:custom-shape><draw:custom-shape draw:style-name="gr14" draw:text-style-name="P42" svg:width="0.5004in" svg:height="0.5004in" svg:x="0.9992in" svg:y="1.2217in"><text:p/><draw:enhanced-geometry svg:viewBox="0 0 21600 21600" draw:type="rectangle" draw:enhanced-path="M 0 0 L 21600 0 21600 21600 0 21600 0 0 Z N"/></draw:custom-shape></draw:g></draw:g></draw:g></text:p>
      <text:p text:style-name="P11"/>
      <text:p text:style-name="P11">图8. 搜索周围的一半网格示意图(左:二维,右:三维)</text:p>
      <text:p text:style-name="P11"/>
      <text:p text:style-name="P13">　　结合Linked-list cells 和data locality方法,我们可以完成搜索并计算出各粒子间的相互作用力,图9给出了结合Linked-list cells方法的搜索过程的伪代码.具体程序见附录Ｉ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27">Algorithm 5: <text:span text:style-name="T1">half neighbors search base on Linked-list Cells (3D)</text:span></text:p>
          </table:table-cell>
        </table:table-row>
        <table:table-row>
          <table:table-cell table:style-name="Table6.A2" office:value-type="string">
            <text:p text:style-name="P34"><text:span text:style-name="T7">Do</text:span> for all cells i</text:p>
            <text:p text:style-name="P34"><text:s/>| <text:s text:c="4"/>CellInd_i = i</text:p>
            <text:p text:style-name="P34"><text:s/>| <text:s text:c="4"/>atom_i = Head(CellInd_i)</text:p>
            <text:p text:style-name="P34"><text:s/>| <text:s text:c="4"/><text:span text:style-name="T10">Do</text:span> while atom_i not equal 0</text:p>
            <text:p text:style-name="P34"><text:s/>| <text:s text:c="5"/>| <text:s text:c="4"/><text:span text:style-name="T11">Do</text:span> for all 14 cells j in the neighborhood of cell I</text:p>
            <text:p text:style-name="P34"><text:s/>| <text:s text:c="5"/>| <text:s text:c="6"/>| <text:s text:c="3"/>CellInd_j =Index of cells j</text:p>
            <text:p text:style-name="P34"><text:s/>| <text:s text:c="5"/>| <text:s text:c="6"/>| <text:s text:c="3"/><text:span text:style-name="T7">If</text:span> <text:s/>CellInd_i equal CellInd_j <text:s/>then</text:p>
            <text:p text:style-name="P34"><text:s/>| <text:s text:c="5"/>| <text:s text:c="6"/>| <text:s text:c="8"/>atom_j = Link(atom_i) <text:s text:c="5"/></text:p>
            <text:p text:style-name="P34"><text:s/>| <text:s text:c="5"/>| <text:s text:c="6"/>| <text:s text:c="3"/><text:span text:style-name="T7">Else</text:span></text:p>
            <text:p text:style-name="P34"><text:s/>| <text:s text:c="5"/>| <text:s text:c="6"/>| <text:s text:c="8"/>atom_j = head(CellInd_j)</text:p>
            <text:p text:style-name="P34"><text:s/>| <text:s text:c="5"/>| <text:s text:c="6"/>| <text:s text:c="2"/><text:span text:style-name="T7"><text:s/>End if</text:span></text:p>
            <text:p text:style-name="P34"><text:s/>| <text:s text:c="5"/>| <text:s text:c="6"/>| <text:s text:c="2"/></text:p>
            <text:p text:style-name="P34"><text:s/>| <text:s text:c="5"/>| <text:s text:c="6"/>| <text:s text:c="3"/><text:span text:style-name="T7">Do</text:span> while atom_j not equal 0</text:p>
            <text:p text:style-name="P34"><text:s/>| <text:s text:c="5"/>| <text:s text:c="6"/>| <text:s text:c="8"/><text:span text:style-name="T9"><text:s/>!******************************************* <text:s/></text:span><text:s/></text:p>
            <text:p text:style-name="P34"><text:s/>| <text:s text:c="5"/>| <text:s text:c="6"/>| <text:s text:c="8"/><text:span text:style-name="T9"><text:s text:c="2"/>compute the force between atom_i and atom_j in here</text:span></text:p>
            <text:p text:style-name="P34"><text:s/>| <text:s text:c="5"/>| <text:s text:c="6"/>| <text:s text:c="9"/><text:span text:style-name="T9">!*******************************************</text:span></text:p>
            <text:p text:style-name="P34"><text:s/>| <text:s text:c="5"/>| <text:s text:c="6"/>| <text:s text:c="9"/>atom_j = link(atom_j)</text:p>
            <text:p text:style-name="P34"><text:s/>| <text:s text:c="5"/>| <text:s text:c="6"/>| <text:s text:c="3"/><text:span text:style-name="T7">End do</text:span></text:p>
            <text:p text:style-name="P34"><text:s/>| <text:s text:c="5"/>| <text:s text:c="3"/><text:span text:style-name="T11"><text:s/>End do </text:span></text:p>
            <text:p text:style-name="P34"><text:s/>| <text:s text:c="5"/>| <text:s text:c="4"/>atom_i = Link(atom_i)</text:p>
            <text:p text:style-name="P34"><text:s/>| <text:s text:c="4"/><text:span text:style-name="T10">End do</text:span><text:span text:style-name="T7"> </text:span></text:p>
            <text:p text:style-name="P35">End do</text:p>
          </table:table-cell>
        </table:table-row>
      </table:table>
      <text:p text:style-name="P22"/>
      <text:p text:style-name="P22">图9. 基于 <text:span text:style-name="T1">Linked-list cells方法的网格搜索伪代码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附录　Ｉ</text:p>
      <text:p text:style-name="P2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DejaVu Sans" svg:font-family="'DejaVu Sans'" style:font-pitch="variable"/>
    <style:font-face style:name="Mangal1" svg:font-family="Mangal" style:font-pitch="variable"/>
    <style:font-face style:name="宋体1" svg:font-family="宋体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0228in" draw:rotation="3150"/>
    <draw:hatch draw:name="Black_20_0_20_Degrees" draw:display-name="Black 0 Degrees" draw:style="single" draw:color="#000000" draw:distance="0.0228in" draw:rotation="0"/>
    <draw:hatch draw:name="Black_20_45_20_Degrees" draw:display-name="Black 45 Degrees" draw:style="single" draw:color="#000000" draw:distance="0.0228in" draw:rotation="450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hou lvwen</meta:initial-creator>
    <meta:creation-date>2010-11-02T19:48:30</meta:creation-date>
    <dc:creator>zhou lvwen</dc:creator>
    <dc:date>2010-11-04T14:35:08</dc:date>
    <meta:editing-cycles>46</meta:editing-cycles>
    <meta:editing-duration>PT14H40M15S</meta:editing-duration>
    <meta:generator>OpenOffice.org/3.2$Linux OpenOffice.org_project/320m12$Build-9483</meta:generator>
    <meta:document-statistic meta:table-count="7" meta:image-count="0" meta:object-count="14" meta:page-count="6" meta:paragraph-count="174" meta:word-count="1323" meta:character-count="4068"/>
  </office:meta>
</office:document-meta>
</file>

<file path=Object 1/content.xml><?xml version="1.0" encoding="utf-8"?>
<math xmlns="http://www.w3.org/1998/Math/MathML">
  <semantics>
    <mrow>
      <mstyle mathvariant="bold">
        <mrow>
          <mi mathvariant="italic">Head</mi>
        </mrow>
      </mstyle>
      <mo stretchy="false">→</mo>
      <mn>7</mn>
      <mo stretchy="false">→</mo>
      <mn>3</mn>
      <mo stretchy="false">→</mo>
      <mn>1</mn>
      <mo stretchy="false">→</mo>
      <mn>0</mn>
    </mrow>
    <annotation encoding="StarMath 5.0">bold Head rightarrow   7 rightarrow 3 rightarrow 1 rightarrow 0</annotation>
  </semantics>
</math>
</file>

<file path=Object 10/content.xml><?xml version="1.0" encoding="utf-8"?>
<math xmlns="http://www.w3.org/1998/Math/MathML">
  <semantics>
    <mi>n</mi>
    <annotation encoding="StarMath 5.0">n</annotation>
  </semantics>
</math>
</file>

<file path=Object 11/content.xml><?xml version="1.0" encoding="utf-8"?>
<math xmlns="http://www.w3.org/1998/Math/MathML">
  <semantics>
    <mrow>
      <msub>
        <mi>r</mi>
        <mi>i</mi>
      </msub>
      <mi mathvariant="normal">=</mi>
      <mrow>
        <mi stretchy="false" mathvariant="normal">[</mi>
        <mrow>
          <msub>
            <mi>x</mi>
            <mi>i</mi>
          </msub>
          <mi>,</mi>
          <msub>
            <mi>y</mi>
            <mi>i</mi>
          </msub>
        </mrow>
        <mi stretchy="false" mathvariant="normal">]</mi>
      </mrow>
    </mrow>
    <annotation encoding="StarMath 5.0">r_i=[x_i, y_i]</annotation>
  </semantics>
</math>
</file>

<file path=Object 12/content.xml><?xml version="1.0" encoding="utf-8"?>
<math xmlns="http://www.w3.org/1998/Math/MathML">
  <semantics>
    <mrow>
      <mi stretchy="false" mathvariant="normal">〚</mi>
      <mi>x</mi>
      <mi stretchy="false" mathvariant="normal">〛</mi>
    </mrow>
    <annotation encoding="StarMath 5.0">ldbracket x rdbracket </annotation>
  </semantics>
</math>
</file>

<file path=Object 13/content.xml><?xml version="1.0" encoding="utf-8"?>
<math xmlns="http://www.w3.org/1998/Math/MathML">
  <semantics>
    <mi>x</mi>
    <annotation encoding="StarMath 5.0">x </annotation>
  </semantics>
</math>
</file>

<file path=Object 14/content.xml><?xml version="1.0" encoding="utf-8"?>
<math xmlns="http://www.w3.org/1998/Math/MathML">
  <semantics>
    <mrow>
      <mrow>
        <mrow>
          <msub>
            <mi mathvariant="italic">CellInd</mi>
            <mi>i</mi>
          </msub>
          <mi mathvariant="normal">=</mi>
          <mrow>
            <msub>
              <mi mathvariant="italic">CellSubX</mi>
              <mi>i</mi>
            </msub>
            <mo stretchy="false">+</mo>
            <mrow>
              <mrow>
                <mo stretchy="false">(</mo>
                <mrow>
                  <msub>
                    <mi mathvariant="italic">CellSubY</mi>
                    <mi>i</mi>
                  </msub>
                  <mi mathvariant="normal">−</mi>
                  <mn>1</mn>
                </mrow>
                <mo stretchy="false">)</mo>
              </mrow>
              <mi mathvariant="normal">⋅</mi>
              <msub>
                <mi mathvariant="italic">Nc</mi>
                <mi>x</mi>
              </msub>
            </mrow>
          </mrow>
        </mrow>
        <mi mathvariant="normal">=</mi>
        <mrow>
          <mi stretchy="false" mathvariant="normal">[</mi>
          <mrow>
            <msub>
              <mi mathvariant="italic">CellSubX</mi>
              <mi>i</mi>
            </msub>
            <mi>,</mi>
            <mrow>
              <msub>
                <mi mathvariant="italic">CellSubY</mi>
                <mi>i</mi>
              </msub>
              <mi mathvariant="normal">−</mi>
              <mn>1</mn>
            </mrow>
          </mrow>
          <mi stretchy="false" mathvariant="normal">]</mi>
        </mrow>
      </mrow>
      <mfenced open="[" close="]">
        <mtable>
          <mtr>
            <mtd>
              <mn>1</mn>
            </mtd>
          </mtr>
          <mtr>
            <mtd>
              <msub>
                <mi mathvariant="italic">Nc</mi>
                <mi>x</mi>
              </msub>
            </mtd>
          </mtr>
        </mtable>
      </mfenced>
    </mrow>
    <annotation encoding="StarMath 5.0">CellInd_i = CellSubX_i+(CellSubY_i-1) cdot Nc_x = [CellSubX_i, CellSubY_i-1]left [ matrix{1 ## Nc_x} right ] </annotation>
  </semantics>
</math>
</file>

<file path=Object 2/content.xml><?xml version="1.0" encoding="utf-8"?>
<math xmlns="http://www.w3.org/1998/Math/MathML">
  <semantics>
    <mrow>
      <mrow>
        <mstyle mathvariant="bold">
          <mrow>
            <mi>r</mi>
          </mrow>
        </mstyle>
        <mi mathvariant="normal">=</mi>
        <mfenced open="[" close="]">
          <mtable>
            <mtr>
              <mtd>
                <msub>
                  <mi>r</mi>
                  <mn>1</mn>
                </msub>
              </mtd>
            </mtr>
            <mtr>
              <mtd>
                <msub>
                  <mi>r</mi>
                  <mn>2</mn>
                </msub>
              </mtd>
            </mtr>
            <mtr>
              <mtd>
                <mi mathvariant="normal">⋮</mi>
              </mtd>
            </mtr>
            <mtr>
              <mtd>
                <msub>
                  <mi>r</mi>
                  <mi>n</mi>
                </msub>
              </mtd>
            </mtr>
          </mtable>
        </mfenced>
      </mrow>
      <mi mathvariant="normal">=</mi>
      <mfenced open="[" close="]">
        <mtable>
          <mtr>
            <mtd>
              <msub>
                <mi>x</mi>
                <mn>1</mn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</mn>
              </msub>
            </mtd>
            <mtd>
              <msub>
                <mi>y</mi>
                <mn>2</mn>
              </msub>
            </mtd>
          </mtr>
          <mtr>
            <mtd>
              <mi mathvariant="normal">⋮</mi>
            </mtd>
            <mtd>
              <mi mathvariant="normal">⋮</mi>
            </mtd>
          </mtr>
          <mtr>
            <mtd>
              <msub>
                <mi>x</mi>
                <mi>n</mi>
              </msub>
            </mtd>
            <mtd>
              <msub>
                <mi>y</mi>
                <mi>n</mi>
              </msub>
            </mtd>
          </mtr>
        </mtable>
      </mfenced>
    </mrow>
    <annotation encoding="StarMath 5.0">bold r  = left [  matrix{r_1 ## r_2 ## dotsvert ## r_n}right ] =left [  matrix{x_1 # y_1 ## x_2 # y_2 ## dotsvert # dotsvert ## x_n # y_n } right ]</annotation>
  </semantics>
</math>
</file>

<file path=Object 3/content.xml><?xml version="1.0" encoding="utf-8"?>
<math xmlns="http://www.w3.org/1998/Math/MathML">
  <semantics>
    <mrow>
      <mi mathvariant="italic">boxl</mi>
      <mi mathvariant="normal">=</mi>
      <mrow>
        <mi stretchy="false" mathvariant="normal">[</mi>
        <mrow>
          <msub>
            <mi>L</mi>
            <mi>X</mi>
          </msub>
          <mi>,</mi>
          <msub>
            <mi>L</mi>
            <mi>Y</mi>
          </msub>
        </mrow>
        <mi stretchy="false" mathvariant="normal">]</mi>
      </mrow>
    </mrow>
    <annotation encoding="StarMath 5.0">boxl=[L_X, L_Y]</annotation>
  </semantics>
</math>
</file>

<file path=Object 4/content.xml><?xml version="1.0" encoding="utf-8"?>
<math xmlns="http://www.w3.org/1998/Math/MathML">
  <semantics>
    <mrow>
      <msub>
        <mi mathvariant="italic">Nc</mi>
        <mi>x</mi>
      </msub>
      <mi mathvariant="normal">×</mi>
      <msub>
        <mi mathvariant="italic">Nc</mi>
        <mi>y</mi>
      </msub>
    </mrow>
    <annotation encoding="StarMath 5.0">Nc_{x} times Nc_{y}</annotation>
  </semantics>
</math>
</file>

<file path=Object 5/content.xml><?xml version="1.0" encoding="utf-8"?>
<math xmlns="http://www.w3.org/1998/Math/MathML">
  <semantics>
    <mrow>
      <msub>
        <mi>N</mi>
        <mi>c</mi>
      </msub>
      <mi mathvariant="normal">=</mi>
      <mrow>
        <mi stretchy="false" mathvariant="normal">[</mi>
        <mrow>
          <msub>
            <mi mathvariant="italic">Nc</mi>
            <mi>x</mi>
          </msub>
          <mi>,</mi>
          <msub>
            <mi mathvariant="italic">Nc</mi>
            <mi>y</mi>
          </msub>
        </mrow>
        <mi stretchy="false" mathvariant="normal">]</mi>
      </mrow>
    </mrow>
    <annotation encoding="StarMath 5.0">N_c=[Nc_{x}, Nc_{y}]</annotation>
  </semantics>
</math>
</file>

<file path=Object 6/content.xml><?xml version="1.0" encoding="utf-8"?>
<math xmlns="http://www.w3.org/1998/Math/MathML">
  <semantics>
    <mrow>
      <mi mathvariant="italic">Cell</mi>
      <mrow>
        <msub>
          <mi mathvariant="italic">Sub</mi>
          <mi>i</mi>
        </msub>
        <mi mathvariant="normal">=</mi>
        <mrow>
          <mi stretchy="false" mathvariant="normal">[</mi>
          <mrow>
            <msub>
              <mi mathvariant="italic">CellSubX</mi>
              <mi>i</mi>
            </msub>
            <mi>,</mi>
            <msub>
              <mi mathvariant="italic">CellSubY</mi>
              <mi>j</mi>
            </msub>
          </mrow>
          <mi stretchy="false" mathvariant="normal">]</mi>
        </mrow>
      </mrow>
    </mrow>
    <annotation encoding="StarMath 5.0">Cell%Sub _{i}=[CellSubX_i, CellSubY_j]</annotation>
  </semantics>
</math>
</file>

<file path=Object 7/content.xml><?xml version="1.0" encoding="utf-8"?>
<math xmlns="http://www.w3.org/1998/Math/MathML">
  <semantics>
    <mrow>
      <msub>
        <mi mathvariant="italic">CellSubX</mi>
        <mi>i</mi>
      </msub>
      <mi mathvariant="normal">=</mi>
      <mrow>
        <mrow>
          <mi stretchy="false" mathvariant="normal">〚</mi>
          <mrow>
            <mfrac>
              <msub>
                <mi>x</mi>
                <mi>i</mi>
              </msub>
              <msub>
                <mi mathvariant="italic">Nc</mi>
                <mi>x</mi>
              </msub>
            </mfrac>
            <mi mathvariant="normal">⋅</mi>
            <msub>
              <mi>L</mi>
              <mi>x</mi>
            </msub>
          </mrow>
          <mi stretchy="false" mathvariant="normal">〛</mi>
        </mrow>
        <mo stretchy="false">+</mo>
        <mn>1</mn>
      </mrow>
    </mrow>
    <annotation encoding="StarMath 5.0">CellSubX_i =  ldbracket {x_i} over {Nc_x} cdot L_x   rdbracket + 1</annotation>
  </semantics>
</math>
</file>

<file path=Object 8/content.xml><?xml version="1.0" encoding="utf-8"?>
<math xmlns="http://www.w3.org/1998/Math/MathML">
  <semantics>
    <mrow>
      <msub>
        <mi mathvariant="italic">CellSubY</mi>
        <mi>i</mi>
      </msub>
      <mi mathvariant="normal">=</mi>
      <mrow>
        <mrow>
          <mi stretchy="false" mathvariant="normal">〚</mi>
          <mrow>
            <mfrac>
              <msub>
                <mi>y</mi>
                <mi>i</mi>
              </msub>
              <msub>
                <mi mathvariant="italic">Nc</mi>
                <mi>y</mi>
              </msub>
            </mfrac>
            <mi mathvariant="normal">⋅</mi>
            <msub>
              <mi>L</mi>
              <mi>y</mi>
            </msub>
          </mrow>
          <mi stretchy="false" mathvariant="normal">〛</mi>
        </mrow>
        <mo stretchy="false">+</mo>
        <mn>1</mn>
      </mrow>
    </mrow>
    <annotation encoding="StarMath 5.0">CellSubY_i =  ldbracket {y_i} over {Nc_y} cdot L_y   rdbracket + 1</annotation>
  </semantics>
</math>
</file>

<file path=Object 9/content.xml><?xml version="1.0" encoding="utf-8"?>
<math xmlns="http://www.w3.org/1998/Math/MathML">
  <semantics>
    <mi>i</mi>
    <annotation encoding="StarMath 5.0">i</annotation>
  </semantics>
</math>
</file>